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865f" officeooo:paragraph-rsid="001f865f" style:font-size-asian="14pt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officeooo:rsid="001f865f" officeooo:paragraph-rsid="001f865f" style:font-size-asian="12pt" style:font-size-complex="12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size="12pt" officeooo:rsid="001f865f" officeooo:paragraph-rsid="001f865f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officeooo:rsid="001f865f" officeooo:paragraph-rsid="001f865f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212e2e" officeooo:paragraph-rsid="00212e2e" style:font-size-asian="12pt" style:font-size-complex="12pt"/>
    </style:style>
    <style:style style:name="P6" style:family="paragraph" style:parent-style-name="Standard">
      <style:paragraph-properties fo:margin-left="0.741cm" fo:margin-right="0cm" fo:line-height="150%" fo:text-align="justify" style:justify-single-word="false" fo:text-indent="0cm" style:auto-text-indent="false"/>
      <style:text-properties fo:font-size="11pt" fo:font-weight="bold" officeooo:rsid="00212e2e" officeooo:paragraph-rsid="00212e2e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Mineração de Dados</text:p>
      <text:p text:style-name="P1"/>
      <text:p text:style-name="P2">Base de dados: Horse Colic Data Set</text:p>
      <text:p text:style-name="P2">Link: <text:a xlink:type="simple" xlink:href="https://archive.ics.uci.edu/ml/datasets/Horse+Colic" text:style-name="Internet_20_link" text:visited-style-name="Visited_20_Internet_20_Link">https://archive.ics.uci.edu/ml/datasets/Horse+Colic</text:a></text:p>
      <text:p text:style-name="P2">Dados: Aspectos patológicos de cavalos que apresentam cólicas.</text:p>
      <text:p text:style-name="P2">Número de Amostras: 300</text:p>
      <text:p text:style-name="P2">Número de Atributos: 28</text:p>
      <text:p text:style-name="P2">Tipos de atributos: numéricos e discretos.</text:p>
      <text:p text:style-name="P2">Valores ausente: Sim</text:p>
      <text:p text:style-name="P2"/>
      <text:p text:style-name="P2">Passos:</text:p>
      <text:list xml:id="list2353366310" text:style-name="L1">
        <text:list-item>
          <text:p text:style-name="P3">Nomeação de todos atributos.</text:p>
        </text:list-item>
        <text:list-item>
          <text:p text:style-name="P3">Especificação dos atributos que serão utilizados.</text:p>
        </text:list-item>
        <text:list-item>
          <text:p text:style-name="P3">Identificação de atributos numéricos e discretos.</text:p>
        </text:list-item>
        <text:list-item>
          <text:p text:style-name="P3">Especificação de atributos numéricos e discretos.</text:p>
        </text:list-item>
        <text:list-item>
          <text:p text:style-name="P3">Identificação de dados faltantes.</text:p>
        </text:list-item>
        <text:list-item>
          <text:p text:style-name="P3">Preenchimento de dados faltante de acordo com sua categoria. Obs.: Numéricos (Média); Discretos (Moda).</text:p>
        </text:list-item>
        <text:list-item>
          <text:p text:style-name="P3">Geração de um arquivo com os dados ausentes preenchidos.</text:p>
        </text:list-item>
        <text:list-item>
          <text:p text:style-name="P3">Impressão dos dados.</text:p>
        </text:list-item>
      </text:list>
      <text:p text:style-name="P2"/>
      <text:p text:style-name="P5">Código:</text:p>
      <text:p text:style-name="P5"/>
      <text:p text:style-name="P6">import pandas as pd</text:p>
      <text:p text:style-name="P6"/>
      <text:p text:style-name="P6"/>
      <text:p text:style-name="P6">def main():</text:p>
      <text:p text:style-name="P6"/>
      <text:p text:style-name="P6"><text:s text:c="4"/>collumns = ['Cirurgia', 'Idade', 'ID', 'Temperatura Retal', 'Pulso', 'Ritmo Respiratório', 'Temperatura das Extremidades', 'Pulso Periférico', 'Mucosas', 'Tempo de Preenchimento Capilar', 'Dor', 'Movimento Peristáltico',</text:p>
      <text:p text:style-name="P6"><text:s text:c="16"/>'Distensão Abdominal', 'Tubo Nasogratrico', 'Refluxo Nasogástrico', 'Ph do Refluxo Nasosgástrico', 'Exame Retal - Fezes', 'Abdomen', 'Hematócrito', 'Proteína Total', 'Aparência Paracentese', 'Proteína Paracentese', 'Resultado', 'Lesão Cirúrgica', 'Tipo da Lesão', 'Tipo da Lesão 2', 'Tipo da Lesão 3', 'Dados Patológicos'] <text:s/># Todas as colunas</text:p>
      <text:p text:style-name="P6"/>
      <text:p text:style-name="P6"><text:soft-page-break/><text:s text:c="4"/>useCollums = ['Cirurgia', 'Idade', 'Temperatura Retal', 'Pulso', 'Ritmo Respiratório', 'Temperatura das Extremidades', 'Pulso Periférico', 'Mucosas', 'Tempo de Preenchimento Capilar', 'Dor', 'Movimento Peristáltico',</text:p>
      <text:p text:style-name="P6"><text:s text:c="18"/>'Distensão Abdominal', 'Tubo Nasogratrico', 'Refluxo Nasogástrico', 'Ph do Refluxo Nasosgástrico', 'Exame Retal - Fezes', 'Abdomen', 'Hematócrito', 'Proteína Total', 'Aparência Paracentese', 'Proteína Paracentese', 'Resultado', 'Lesão Cirúrgica', 'Dados Patológicos'] <text:s/># Colunas que serão utilizadas</text:p>
      <text:p text:style-name="P6"/>
      <text:p text:style-name="P6"><text:s text:c="4"/>continuousData = ['Temperatura Retal', 'Tempo de Preenchimento Capilar', 'Hematócrito',</text:p>
      <text:p text:style-name="P6"><text:s text:c="22"/>'Ph do Refluxo Nasosgástrico', 'Proteína Total', 'Ritmo Respiratório', 'Proteína Paracentese', 'Pulso'] <text:s/># Colunas com dados numéricos contínuos</text:p>
      <text:p text:style-name="P6"/>
      <text:p text:style-name="P6"><text:s text:c="4"/>input_file = '../Dataset/horse-colic.data' <text:s/># Importação dos Dados</text:p>
      <text:p text:style-name="P6"><text:s text:c="4"/>df = pd.read_csv(input_file, delim_whitespace=True,</text:p>
      <text:p text:style-name="P6"><text:s text:c="21"/>names=collumns, usecols=useCollums, na_values='?')</text:p>
      <text:p text:style-name="P6"/>
      <text:p text:style-name="P6"><text:s text:c="4"/>for campo in useCollums: <text:s/># Percorre a lista das colunas que estão sendo utilizadas</text:p>
      <text:p text:style-name="P6"><text:s text:c="8"/>if campo in continuousData: <text:s/># Checa se o campo atual pertence ao vetor de dados contínuos, se sim utilizada a média para preencher os valores nulos</text:p>
      <text:p text:style-name="P6"><text:s text:c="12"/>method = 'mean'</text:p>
      <text:p text:style-name="P6"><text:s text:c="8"/>else: <text:s/># Caso o dado não pertença ao conjuntos de dados contínuos será utilizado a moda</text:p>
      <text:p text:style-name="P6"><text:s text:c="12"/>method = 'mode'</text:p>
      <text:p text:style-name="P6"/>
      <text:p text:style-name="P6"><text:s text:c="8"/>if method == 'mean':</text:p>
      <text:p text:style-name="P6"><text:s text:c="12"/># Substituindo valores ausentes pela média</text:p>
      <text:p text:style-name="P6"><text:s text:c="12"/>mean = round(df[campo].mean(), 1)</text:p>
      <text:p text:style-name="P6"><text:s text:c="12"/>df[campo].fillna(mean, inplace=True)</text:p>
      <text:p text:style-name="P6"><text:s text:c="8"/>else:</text:p>
      <text:p text:style-name="P6"><text:s text:c="12"/># Substituindo valores ausentes pela moda</text:p>
      <text:p text:style-name="P6"><text:s text:c="12"/>mode = df[campo].mode()[0]</text:p>
      <text:p text:style-name="P6"><text:s text:c="12"/>df[campo].fillna(mode, inplace=True)</text:p>
      <text:p text:style-name="P6"/>
      <text:p text:style-name="P6"><text:s text:c="4"/># Gera um arquivo csv com os todos os dados preenchidos pelo algoritmo</text:p>
      <text:p text:style-name="P6"><text:s text:c="4"/>df.to_csv('dados.csv')</text:p>
      <text:p text:style-name="P6"/>
      <text:p text:style-name="P6"><text:s text:c="4"/>print(df.info())</text:p>
      <text:p text:style-name="P6"/>
      <text:p text:style-name="P6"/>
      <text:p text:style-name="P6"><text:soft-page-break/>if __name__ == "__main__":</text:p>
      <text:p text:style-name="P6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6:35:19.773369780</meta:creation-date>
    <meta:generator>LibreOffice/6.0.7.3$Linux_X86_64 LibreOffice_project/00m0$Build-3</meta:generator>
    <dc:date>2021-03-21T17:07:55.984483243</dc:date>
    <meta:editing-duration>PT12M10S</meta:editing-duration>
    <meta:editing-cycles>2</meta:editing-cycles>
    <meta:document-statistic meta:table-count="0" meta:image-count="0" meta:object-count="0" meta:page-count="3" meta:paragraph-count="47" meta:word-count="375" meta:character-count="3184" meta:non-whitespace-character-count="2612"/>
  </office:meta>
</office:document-meta>
</file>